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1"/>
  </office:automatic-styles>
  <office:body>
    <office:spreadsheet>
      <table:table table:name="Tabelle1" table:style-name="ta1">
        <table:table-column table:style-name="co1" table:number-columns-repeated="9" table:default-cell-style-name="Default"/>
        <table:table-column table:style-name="co1" table:number-columns-repeated="3" table:default-cell-style-name="ce2"/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PU (USA)</text:p>
          </table:table-cell>
          <table:table-cell office:value-type="string" calcext:value-type="string">
            <text:p>PU (California)</text:p>
          </table:table-cell>
          <table:table-cell office:value-type="string" calcext:value-type="string">
            <text:p>PU (Los Angeles)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hreshold</text:p>
          </table:table-cell>
          <table:table-cell table:number-columns-repeated="6" office:value-type="string" calcext:value-type="string">
            <text:p>Value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dult</text:p>
          </table:table-cell>
          <table:table-cell office:value-type="string" calcext:value-type="string">
            <text:p>Loss</text:p>
          </table:table-cell>
          <table:table-cell office:value-type="float" office:value="0.01" calcext:value-type="float">
            <text:p>0.01</text:p>
          </table:table-cell>
          <table:table-cell office:value-type="float" office:value="1004" calcext:value-type="float">
            <text:p>1004</text:p>
          </table:table-cell>
          <table:table-cell office:value-type="float" office:value="0.981479762403162" calcext:value-type="float">
            <text:p>0.9814797624</text:p>
          </table:table-cell>
          <table:table-cell office:value-type="float" office:value="0.248511406971299" calcext:value-type="float">
            <text:p>0.248511407</text:p>
          </table:table-cell>
          <table:table-cell office:value-type="float" office:value="0.00999871396186482" calcext:value-type="float">
            <text:p>0.009998714</text:p>
          </table:table-cell>
          <table:table-cell office:value-type="float" office:value="0.0207348754201761" calcext:value-type="float">
            <text:p>0.0207348754</text:p>
          </table:table-cell>
          <table:table-cell office:value-type="float" office:value="0.0457029047122516" calcext:value-type="float">
            <text:p>0.0457029047</text:p>
          </table:table-cell>
          <table:table-cell table:formula="of:=[.G3]/[.$F3]" office:value-type="percentage" office:value="0.0402344265952331" calcext:value-type="percentage">
            <text:p>4.02%</text:p>
          </table:table-cell>
          <table:table-cell table:formula="of:=[.H3]/[.$F3]" office:value-type="percentage" office:value="0.0834363125334155" calcext:value-type="percentage">
            <text:p>8.34%</text:p>
          </table:table-cell>
          <table:table-cell table:formula="of:=[.I3]/[.$F3]" office:value-type="percentage" office:value="0.183906667582184" calcext:value-type="percentage">
            <text:p>18.39%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string" calcext:value-type="string">
            <text:p>Loss</text:p>
          </table:table-cell>
          <table:table-cell office:value-type="float" office:value="0.05" calcext:value-type="float">
            <text:p>0.05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0.514289503348584" calcext:value-type="float">
            <text:p>0.5142895033</text:p>
          </table:table-cell>
          <table:table-cell office:value-type="float" office:value="0.0388389271889937" calcext:value-type="float">
            <text:p>0.0388389272</text:p>
          </table:table-cell>
          <table:table-cell office:value-type="float" office:value="0.0701819188257843" calcext:value-type="float">
            <text:p>0.0701819188</text:p>
          </table:table-cell>
          <table:table-cell office:value-type="float" office:value="0.133250341152184" calcext:value-type="float">
            <text:p>0.1332503412</text:p>
          </table:table-cell>
          <table:table-cell table:formula="of:=[.G4]/[.$F4]" office:value-type="percentage" office:value="0.0755195798010848" calcext:value-type="percentage">
            <text:p>7.55%</text:p>
          </table:table-cell>
          <table:table-cell table:formula="of:=[.H4]/[.$F4]" office:value-type="percentage" office:value="0.136463836747248" calcext:value-type="percentage">
            <text:p>13.65%</text:p>
          </table:table-cell>
          <table:table-cell table:formula="of:=[.I4]/[.$F4]" office:value-type="percentage" office:value="0.259095976652408" calcext:value-type="percentage">
            <text:p>25.91%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office:value-type="string" calcext:value-type="string">
            <text:p>Loss</text:p>
          </table:table-cell>
          <table:table-cell office:value-type="float" office:value="0.01" calcext:value-type="float">
            <text:p>0.01</text:p>
          </table:table-cell>
          <table:table-cell office:value-type="float" office:value="7568" calcext:value-type="float">
            <text:p>7568</text:p>
          </table:table-cell>
          <table:table-cell office:value-type="float" office:value="0.96186781071592" calcext:value-type="float">
            <text:p>0.9618678107</text:p>
          </table:table-cell>
          <table:table-cell office:value-type="float" office:value="0.188275855236435" calcext:value-type="float">
            <text:p>0.1882758552</text:p>
          </table:table-cell>
          <table:table-cell table:style-name="ce1" office:value-type="float" office:value="0.00761386079257959" calcext:value-type="float">
            <text:p>7.61E-003</text:p>
          </table:table-cell>
          <table:table-cell table:style-name="ce1" office:value-type="float" office:value="0.0177578522035806" calcext:value-type="float">
            <text:p>1.78E-002</text:p>
          </table:table-cell>
          <table:table-cell table:style-name="ce1" office:value-type="float" office:value="0.044455721290925" calcext:value-type="float">
            <text:p>4.45E-002</text:p>
          </table:table-cell>
          <table:table-cell table:formula="of:=[.G5]/[.$F5]" office:value-type="percentage" office:value="0.0404399214281523" calcext:value-type="percentage">
            <text:p>4.04%</text:p>
          </table:table-cell>
          <table:table-cell table:formula="of:=[.H5]/[.$F5]" office:value-type="percentage" office:value="0.0943182660425602" calcext:value-type="percentage">
            <text:p>9.43%</text:p>
          </table:table-cell>
          <table:table-cell table:formula="of:=[.I5]/[.$F5]" office:value-type="percentage" office:value="0.236120139967485" calcext:value-type="percentage">
            <text:p>23.61%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office:value-type="string" calcext:value-type="string">
            <text:p>Loss</text:p>
          </table:table-cell>
          <table:table-cell office:value-type="float" office:value="0.05" calcext:value-type="float">
            <text:p>0.05</text:p>
          </table:table-cell>
          <table:table-cell office:value-type="float" office:value="3382" calcext:value-type="float">
            <text:p>3382</text:p>
          </table:table-cell>
          <table:table-cell office:value-type="float" office:value="0.973097792906859" calcext:value-type="float">
            <text:p>0.9730977929</text:p>
          </table:table-cell>
          <table:table-cell office:value-type="float" office:value="0.444851739203662" calcext:value-type="float">
            <text:p>0.4448517392</text:p>
          </table:table-cell>
          <table:table-cell office:value-type="float" office:value="0.0430660192725357" calcext:value-type="float">
            <text:p>0.0430660193</text:p>
          </table:table-cell>
          <table:table-cell office:value-type="float" office:value="0.0794898936614702" calcext:value-type="float">
            <text:p>0.0794898937</text:p>
          </table:table-cell>
          <table:table-cell office:value-type="float" office:value="0.15443474843181" calcext:value-type="float">
            <text:p>0.1544347484</text:p>
          </table:table-cell>
          <table:table-cell table:formula="of:=[.G6]/[.$F6]" office:value-type="percentage" office:value="0.0968098255603745" calcext:value-type="percentage">
            <text:p>9.68%</text:p>
          </table:table-cell>
          <table:table-cell table:formula="of:=[.H6]/[.$F6]" office:value-type="percentage" office:value="0.178688508229206" calcext:value-type="percentage">
            <text:p>17.87%</text:p>
          </table:table-cell>
          <table:table-cell table:formula="of:=[.I6]/[.$F6]" office:value-type="percentage" office:value="0.347160041923781" calcext:value-type="percentage">
            <text:p>34.72%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string" calcext:value-type="string">
            <text:p>Loss</text:p>
          </table:table-cell>
          <table:table-cell office:value-type="float" office:value="0.01" calcext:value-type="float">
            <text:p>0.01</text:p>
          </table:table-cell>
          <table:table-cell office:value-type="float" office:value="642" calcext:value-type="float">
            <text:p>642</text:p>
          </table:table-cell>
          <table:table-cell office:value-type="float" office:value="0.997717444120655" calcext:value-type="float">
            <text:p>0.9977174441</text:p>
          </table:table-cell>
          <table:table-cell office:value-type="float" office:value="0.0804687224734957" calcext:value-type="float">
            <text:p>0.0804687225</text:p>
          </table:table-cell>
          <table:table-cell office:value-type="float" office:value="0.00981936494833974" calcext:value-type="float">
            <text:p>0.0098193649</text:p>
          </table:table-cell>
          <table:table-cell office:value-type="float" office:value="0.0196925630444639" calcext:value-type="float">
            <text:p>0.019692563</text:p>
          </table:table-cell>
          <table:table-cell office:value-type="float" office:value="0.0418591657797982" calcext:value-type="float">
            <text:p>0.0418591658</text:p>
          </table:table-cell>
          <table:table-cell table:formula="of:=[.G7]/[.$F7]" office:value-type="percentage" office:value="0.122027101294841" calcext:value-type="percentage">
            <text:p>12.20%</text:p>
          </table:table-cell>
          <table:table-cell table:formula="of:=[.H7]/[.$F7]" office:value-type="percentage" office:value="0.244723197276434" calcext:value-type="percentage">
            <text:p>24.47%</text:p>
          </table:table-cell>
          <table:table-cell table:formula="of:=[.I7]/[.$F7]" office:value-type="percentage" office:value="0.520191752684845" calcext:value-type="percentage">
            <text:p>52.02%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string" calcext:value-type="string">
            <text:p>Loss</text:p>
          </table:table-cell>
          <table:table-cell office:value-type="float" office:value="0.05" calcext:value-type="float">
            <text:p>0.05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0.120813421529412" calcext:value-type="float">
            <text:p>0.1208134215</text:p>
          </table:table-cell>
          <table:table-cell office:value-type="float" office:value="0.0170827606650828" calcext:value-type="float">
            <text:p>0.0170827607</text:p>
          </table:table-cell>
          <table:table-cell office:value-type="float" office:value="0.0326581328370221" calcext:value-type="float">
            <text:p>0.0326581328</text:p>
          </table:table-cell>
          <table:table-cell table:style-name="ce1" office:value-type="float" office:value="0.0659107390572994" calcext:value-type="float">
            <text:p>6.59E-002</text:p>
          </table:table-cell>
          <table:table-cell table:formula="of:=[.G8]/[.$F8]" office:value-type="percentage" office:value="0.141397871600913" calcext:value-type="percentage">
            <text:p>14.14%</text:p>
          </table:table-cell>
          <table:table-cell table:formula="of:=[.H8]/[.$F8]" office:value-type="percentage" office:value="0.270318747897323" calcext:value-type="percentage">
            <text:p>27.03%</text:p>
          </table:table-cell>
          <table:table-cell table:formula="of:=[.I8]/[.$F8]" office:value-type="percentage" office:value="0.545558086369182" calcext:value-type="percentage">
            <text:p>54.56%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string" calcext:value-type="string">
            <text:p>Loss</text:p>
          </table:table-cell>
          <table:table-cell office:value-type="float" office:value="0.01" calcext:value-type="float">
            <text:p>0.01</text:p>
          </table:table-cell>
          <table:table-cell office:value-type="float" office:value="144599" calcext:value-type="float">
            <text:p>144599</text:p>
          </table:table-cell>
          <table:table-cell office:value-type="float" office:value="0.987046484528624" calcext:value-type="float">
            <text:p>0.9870464845</text:p>
          </table:table-cell>
          <table:table-cell office:value-type="float" office:value="0.109294983510738" calcext:value-type="float">
            <text:p>0.1092949835</text:p>
          </table:table-cell>
          <table:table-cell office:value-type="float" office:value="0.00735575479522376" calcext:value-type="float">
            <text:p>0.0073557548</text:p>
          </table:table-cell>
          <table:table-cell office:value-type="float" office:value="0.0204434735047594" calcext:value-type="float">
            <text:p>0.0204434735</text:p>
          </table:table-cell>
          <table:table-cell office:value-type="float" office:value="0.0618871269280951" calcext:value-type="float">
            <text:p>0.0618871269</text:p>
          </table:table-cell>
          <table:table-cell table:formula="of:=[.G9]/[.$F9]" office:value-type="percentage" office:value="0.0673018519143751" calcext:value-type="percentage">
            <text:p>6.73%</text:p>
          </table:table-cell>
          <table:table-cell table:formula="of:=[.H9]/[.$F9]" office:value-type="percentage" office:value="0.18704859864635" calcext:value-type="percentage">
            <text:p>18.70%</text:p>
          </table:table-cell>
          <table:table-cell table:formula="of:=[.I9]/[.$F9]" office:value-type="percentage" office:value="0.56623940953351" calcext:value-type="percentage">
            <text:p>56.62%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string" calcext:value-type="string">
            <text:p>Loss</text:p>
          </table:table-cell>
          <table:table-cell office:value-type="float" office:value="0.05" calcext:value-type="float">
            <text:p>0.05</text:p>
          </table:table-cell>
          <table:table-cell office:value-type="float" office:value="13940" calcext:value-type="float">
            <text:p>13940</text:p>
          </table:table-cell>
          <table:table-cell office:value-type="float" office:value="0.996058706002195" calcext:value-type="float">
            <text:p>0.996058706</text:p>
          </table:table-cell>
          <table:table-cell office:value-type="float" office:value="0.293058925650857" calcext:value-type="float">
            <text:p>0.2930589257</text:p>
          </table:table-cell>
          <table:table-cell office:value-type="float" office:value="0.0312372461567334" calcext:value-type="float">
            <text:p>0.0312372462</text:p>
          </table:table-cell>
          <table:table-cell office:value-type="float" office:value="0.0730816229671841" calcext:value-type="float">
            <text:p>0.073081623</text:p>
          </table:table-cell>
          <table:table-cell office:value-type="float" office:value="0.183572751991509" calcext:value-type="float">
            <text:p>0.183572752</text:p>
          </table:table-cell>
          <table:table-cell table:formula="of:=[.G10]/[.$F10]" office:value-type="percentage" office:value="0.106590325093694" calcext:value-type="percentage">
            <text:p>10.66%</text:p>
          </table:table-cell>
          <table:table-cell table:formula="of:=[.H10]/[.$F10]" office:value-type="percentage" office:value="0.249375182157911" calcext:value-type="percentage">
            <text:p>24.94%</text:p>
          </table:table-cell>
          <table:table-cell table:formula="of:=[.I10]/[.$F10]" office:value-type="percentage" office:value="0.626402187149943" calcext:value-type="percentage">
            <text:p>62.64%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Loss</text:p>
          </table:table-cell>
          <table:table-cell office:value-type="float" office:value="0.01" calcext:value-type="float">
            <text:p>0.01</text:p>
          </table:table-cell>
          <table:table-cell office:value-type="float" office:value="34311" calcext:value-type="float">
            <text:p>34311</text:p>
          </table:table-cell>
          <table:table-cell office:value-type="float" office:value="0.973184551885156" calcext:value-type="float">
            <text:p>0.9731845519</text:p>
          </table:table-cell>
          <table:table-cell office:value-type="float" office:value="0.863053861067764" calcext:value-type="float">
            <text:p>0.8630538611</text:p>
          </table:table-cell>
          <table:table-cell office:value-type="float" office:value="0.00936446997378232" calcext:value-type="float">
            <text:p>0.00936447</text:p>
          </table:table-cell>
          <table:table-cell office:value-type="float" office:value="0.0368862080471495" calcext:value-type="float">
            <text:p>0.036886208</text:p>
          </table:table-cell>
          <table:table-cell office:value-type="float" office:value="0.162939548953702" calcext:value-type="float">
            <text:p>0.162939549</text:p>
          </table:table-cell>
          <table:table-cell table:formula="of:=[.G11]/[.$F11]" office:value-type="percentage" office:value="0.0108503888299586" calcext:value-type="percentage">
            <text:p>1.09%</text:p>
          </table:table-cell>
          <table:table-cell table:formula="of:=[.H11]/[.$F11]" office:value-type="percentage" office:value="0.042739172734265" calcext:value-type="percentage">
            <text:p>4.27%</text:p>
          </table:table-cell>
          <table:table-cell table:formula="of:=[.I11]/[.$F11]" office:value-type="percentage" office:value="0.188794183426877" calcext:value-type="percentage">
            <text:p>18.88%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Loss</text:p>
          </table:table-cell>
          <table:table-cell office:value-type="float" office:value="0.05" calcext:value-type="float">
            <text:p>0.05</text:p>
          </table:table-cell>
          <table:table-cell office:value-type="float" office:value="19938" calcext:value-type="float">
            <text:p>19938</text:p>
          </table:table-cell>
          <table:table-cell office:value-type="float" office:value="0.976724982459534" calcext:value-type="float">
            <text:p>0.9767249825</text:p>
          </table:table-cell>
          <table:table-cell office:value-type="float" office:value="0.96421016071485" calcext:value-type="float">
            <text:p>0.9642101607</text:p>
          </table:table-cell>
          <table:table-cell office:value-type="float" office:value="0.0499991815818453" calcext:value-type="float">
            <text:p>0.0499991816</text:p>
          </table:table-cell>
          <table:table-cell office:value-type="float" office:value="0.144239180015695" calcext:value-type="float">
            <text:p>0.14423918</text:p>
          </table:table-cell>
          <table:table-cell office:value-type="float" office:value="0.454648459456872" calcext:value-type="float">
            <text:p>0.4546484595</text:p>
          </table:table-cell>
          <table:table-cell table:formula="of:=[.G12]/[.$F12]" office:value-type="percentage" office:value="0.0518550660623372" calcext:value-type="percentage">
            <text:p>5.19%</text:p>
          </table:table-cell>
          <table:table-cell table:formula="of:=[.H12]/[.$F12]" office:value-type="percentage" office:value="0.149593092763883" calcext:value-type="percentage">
            <text:p>14.96%</text:p>
          </table:table-cell>
          <table:table-cell table:formula="of:=[.I12]/[.$F12]" office:value-type="percentage" office:value="0.471524236085422" calcext:value-type="percentage">
            <text:p>47.1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 style:data-style-name="N2" text:time-value="11:41:19.25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1:02:16.077000000</meta:creation-date>
    <dc:date>2016-08-11T11:41:30.438000000</dc:date>
    <meta:editing-duration>PT1M40S</meta:editing-duration>
    <meta:editing-cycles>2</meta:editing-cycles>
    <meta:generator>LibreOffice/4.4.4.3$Windows_x86 LibreOffice_project/2c39ebcf046445232b798108aa8a7e7d89552ea8</meta:generator>
    <meta:document-statistic meta:table-count="1" meta:cell-count="135" meta:object-count="0"/>
  </office:meta>
</office:document-meta>
</file>